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2.961cm" svg:height="9.507cm" svg:x="6.5cm" svg:y="3.5cm">
          <draw:text-box>
            <text:p>surprising/surprised <text:s text:c="38"/></text:p>
            <text:p/>
            <text:p>boring/bored</text:p>
            <text:p/>
            <text:p>search</text:p>
            <text:p/>
            <text:p>sheep <text:s text:c="2"/>ship</text:p>
            <text:p/>
            <text:p>few <text:s text:c="3"/>a few</text:p>
            <text:p/>
            <text:p>Kelogram</text:p>
            <text:p/>
            <text:p>breath <text:s text:c="2"/>breath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0M12S</meta:editing-duration>
    <meta:editing-cycles>4</meta:editing-cycles>
    <meta:generator>OpenOffice/4.1.11$Win32 OpenOffice.org_project/4111m1$Build-9808</meta:generator>
    <dc:date>2025-02-01T22:22:22.08</dc:date>
    <meta:document-statistic meta:object-count="24"/>
  </office:meta>
</office:document-meta>
</file>